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mbria" svg:font-family="Cambria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, 'Times New Roman PSMT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2e8e9" officeooo:paragraph-rsid="0002e8e9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/>
      <style:text-properties officeooo:paragraph-rsid="0002e8e9"/>
    </style:style>
    <style:style style:name="P3" style:family="paragraph" style:parent-style-name="Text_20_body_20_indent">
      <style:paragraph-properties fo:margin-right="0cm" fo:text-align="center" style:justify-single-word="false" fo:text-indent="0cm" style:auto-text-indent="false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weight-complex="bold"/>
    </style:style>
    <style:style style:name="P5" style:family="paragraph" style:parent-style-name="Text_20_body_20_indent">
      <style:text-properties style:font-size-complex="14pt"/>
    </style:style>
    <style:style style:name="P6" style:family="paragraph" style:parent-style-name="Text_20_body_20_indent">
      <style:text-properties officeooo:paragraph-rsid="00051e7a"/>
    </style:style>
    <style:style style:name="P7" style:family="paragraph" style:parent-style-name="Text_20_body">
      <style:paragraph-properties fo:text-align="justify" style:justify-single-word="false" fo:text-indent="1.251cm" style:auto-text-indent="false"/>
    </style:style>
    <style:style style:name="P8" style:family="paragraph" style:parent-style-name="Text_20_body_20_indent">
      <style:text-properties fo:font-size="14pt" style:font-size-asian="14pt" style:font-size-complex="14pt"/>
    </style:style>
    <style:style style:name="P9" style:family="paragraph" style:parent-style-name="Text_20_body_20_indent">
      <style:paragraph-properties fo:margin-right="0cm" fo:text-indent="0cm" style:auto-text-indent="false"/>
      <style:text-properties officeooo:paragraph-rsid="00059a14" style:font-size-complex="14pt"/>
    </style:style>
    <style:style style:name="P10" style:family="paragraph" style:parent-style-name="Text_20_body_20_indent">
      <style:paragraph-properties fo:margin-right="0cm" fo:text-indent="0cm" style:auto-text-indent="false">
        <style:tab-stops>
          <style:tab-stop style:position="13.753cm"/>
        </style:tab-stops>
      </style:paragraph-properties>
    </style:style>
    <style:style style:name="T1" style:family="text">
      <style:text-properties fo:font-size="14pt" officeooo:rsid="0002e8e9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be" fo:country="BY" style:font-size-asian="14pt" style:font-size-complex="14pt"/>
    </style:style>
    <style:style style:name="T4" style:family="text">
      <style:text-properties fo:font-size="14pt" fo:language="be" fo:country="BY" officeooo:rsid="0002e8e9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weight="bold" style:font-weight-asian="bold" style:font-size-complex="14pt" style:font-weight-complex="bold"/>
    </style:style>
    <style:style style:name="T7" style:family="text">
      <style:text-properties fo:language="be" fo:country="BY"/>
    </style:style>
    <style:style style:name="T8" style:family="text">
      <style:text-properties officeooo:rsid="0007b167"/>
    </style:style>
    <style:style style:name="T9" style:family="text">
      <style:text-properties officeooo:rsid="0003bc8c"/>
    </style:style>
    <style:style style:name="T10" style:family="text">
      <style:text-properties officeooo:rsid="0005fea1"/>
    </style:style>
    <style:style style:name="T11" style:family="text">
      <style:text-properties style:font-name="Times New Roman" officeooo:rsid="0005fea1" style:font-name-asian="Times New Roman" style:font-name-complex="Times New Roman"/>
    </style:style>
    <style:style style:name="T12" style:family="text">
      <style:text-properties officeooo:rsid="00051e7a"/>
    </style:style>
    <style:style style:name="T13" style:family="text">
      <style:text-properties officeooo:rsid="0003bc8c" style:font-size-complex="14pt"/>
    </style:style>
    <style:style style:name="T14" style:family="text">
      <style:text-properties officeooo:rsid="0007b167" style:font-size-complex="14pt"/>
    </style:style>
    <style:style style:name="T15" style:family="text">
      <style:text-properties style:font-size-complex="14pt"/>
    </style:style>
    <style:style style:name="T16" style:family="text">
      <style:text-properties officeooo:rsid="00059a14" style:font-size-complex="14pt"/>
    </style:style>
    <style:style style:name="T17" style:family="text">
      <style:text-properties officeooo:rsid="00051e7a" style:font-size-complex="14pt"/>
    </style:style>
    <style:style style:name="T18" style:family="text">
      <style:text-properties officeooo:rsid="0005fea1" style:font-size-complex="14pt"/>
    </style:style>
    <style:style style:name="T19" style:family="text">
      <style:text-properties officeooo:rsid="0008e7e4" style:font-size-complex="14pt"/>
    </style:style>
    <style:style style:name="T20" style:family="text">
      <style:text-properties officeooo:rsid="0008e7e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ЗЫВ РУКОВОДИТЕЛЯ</text:p>
      <text:p text:style-name="P2"><text:span text:style-name="T1">о</text:span><text:span text:style-name="T2"> дипломн</text:span><text:span text:style-name="T1">ом</text:span><text:span text:style-name="T2"> проект</text:span><text:span text:style-name="T1">е</text:span><text:span text:style-name="T2"> студента </text:span><text:span text:style-name="T1">факультета информационных технологий Учреждения образования «</text:span><text:span text:style-name="T3">Б</text:span><text:span text:style-name="T4">елорусский государственный технологический университет»</text:span><text:span text:style-name="T2"> специальности 1-40 01 01 «Программное обеспечение информационных технологий» Точило Олега</text:span><text:span text:style-name="T5"> </text:span><text:span text:style-name="T2">Вячеславовича </text:span></text:p>
      <text:p text:style-name="P3"><text:span text:style-name="T6">«</text:span>Веб-приложение <text:span text:style-name="T7">“</text:span>GPTranslate<text:span text:style-name="T7">”</text:span> для перевода текста<text:span text:style-name="T6">» </text:span></text:p>
      <text:p text:style-name="P4"/>
      <text:p text:style-name="P5">Дипломн<text:span text:style-name="T8">ый проект</text:span> студента <text:span text:style-name="T9">Точило</text:span> <text:span text:style-name="T9">О</text:span>.<text:span text:style-name="T9">В</text:span>. посвящен разработке веб-приложения для перевода текст<text:span text:style-name="T10">а</text:span>. Объем пояснительной записки составляет <text:span text:style-name="T9">66</text:span> страниц, <text:span text:style-name="T10">графического материала </text:span><text:span text:style-name="T11">– 6 страниц.</text:span></text:p>
      <text:p text:style-name="P5">Тема дипломн<text:span text:style-name="T8">ого проекта </text:span>является достаточно актуальной в условиях <text:span text:style-name="T12">глобализации, а также </text:span>активного развития и широкого применения нейросетевых моделей для обработки естественного языка.</text:p>
      <text:p text:style-name="P6"><text:span text:style-name="T13">Выполненн</text:span><text:span text:style-name="T14">ый</text:span><text:span text:style-name="T13"> </text:span><text:span text:style-name="T14">проект </text:span><text:span text:style-name="T13">полностью </text:span><text:span text:style-name="T15">соответствует заданию. Все основные этапы </text:span><text:span text:style-name="T16">создания </text:span><text:span text:style-name="T14">веб-</text:span><text:span text:style-name="T16">приложения отражены в пояснительной записке</text:span><text:span text:style-name="T15">. Логика построения пояснительной записки соблюдена: от анализа предметной области до </text:span><text:span text:style-name="T13">технико-экономического обоснования</text:span><text:span text:style-name="T15">. </text:span><text:span text:style-name="T13">В тексте записки присутствуют ссылки на использованную литературу с краткими пояснениями.</text:span></text:p>
      <text:p text:style-name="P6"><text:span text:style-name="T17">В пояснительно</text:span><text:span text:style-name="T14">й</text:span><text:span text:style-name="T17"> записк</text:span><text:span text:style-name="T14">е</text:span><text:span text:style-name="T17"> был </text:span><text:span text:style-name="T14">приведен </text:span><text:span text:style-name="T17">обзор аналогичных решений, проектирование </text:span><text:span text:style-name="T18">и </text:span><text:span text:style-name="T17">разработка веб-приложения </text:span><text:span text:style-name="T18">и </text:span><text:span text:style-name="T17"><text:s/>тестирование разработанного </text:span><text:span text:style-name="T14">веб-</text:span><text:span text:style-name="T17">приложения. </text:span><text:span text:style-name="T14">С</text:span><text:span text:style-name="T17">оставлено руководство по эксплуатации </text:span><text:span text:style-name="T19">веб-</text:span><text:span text:style-name="T17">приложения и проведено технико-экономическое обоснование проекта, по результатам которого была выявлена его экономическая целесообразность по сравнению с существующими аналогами. Расчеты </text:span><text:span text:style-name="T19">технико-экономического обоснования </text:span><text:span text:style-name="T17">соответствуют установленным нормам. </text:span>Практическая значимость разработки заключается в возможности использова<text:span text:style-name="T20">ния</text:span> <text:span text:style-name="T20">веб-</text:span>приложени<text:span text:style-name="T20">я</text:span> в <text:span text:style-name="T12">издательствах</text:span>, блогах или других системах, где важна сохранность структурированной разметки при переводе. Полученные результаты имеют потенциал для развития <text:span text:style-name="T12">при условии улучшения интерфейса и добавления новых функций.</text:span></text:p>
      <text:p text:style-name="P7">В целом, дипломн<text:span text:style-name="T20">ый проект</text:span> решает поставленные задачи, имеет прикладной характер и демонстрирует навыки разработки и интеграции современных ИИ-инструментов. При этом в работе остаются аспекты, требующие дополнительной проработки: улучшение демонстрационного материала, углубление анализа существующих решений и более системный подход к оценке полученных результатов.</text:p>
      <text:p text:style-name="P7">Дипломный проект выполнен в соответствии с требованиями. Студент <text:span text:style-name="T10">Точило О.В.</text:span> заслуживает присвоения квалификации инженер-программист по специальности <text:span text:style-name="T10">1-40 01 01 Программное обеспечение информационных технологий</text:span>.</text:p>
      <text:p text:style-name="P8"/>
      <text:p text:style-name="P9">Научный руководитель </text:p>
      <text:p text:style-name="P9">доцент, кандидат технических наук, </text:p>
      <text:p text:style-name="P9">доцент кафедры программной </text:p>
      <text:p text:style-name="P9">инженерии Белорусского государственного</text:p>
      <text:p text:style-name="P10"><text:span text:style-name="T16">технологического университета</text:span><text:span text:style-name="T15"><text:tab/><text:tab/></text:span><text:span text:style-name="T16">Н.И. Белодед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mbria" svg:font-family="Cambria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, 'Times New Roman PSM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, 'Times New Roman PSMT'" style:font-family-generic="roman" style:font-pitch="variable" fo:font-size="10pt" fo:language="ru" fo:country="RU" style:font-name-asian="Times New Roman1" style:font-family-asian="'Times New Roman', 'Times New Roman PSMT'" style:font-family-generic-asian="roman" style:font-pitch-asian="variable" style:font-size-asian="10pt" style:font-name-complex="Times New Roman1" style:font-family-complex="'Times New Roman', 'Times New Roman PSMT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/>
      <style:text-properties fo:font-size="14pt" style:font-size-asian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style:font-size-asian="14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423cm" fo:margin-bottom="0.106cm" style:contextual-spacing="false" fo:line-height="115%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51cm" style:auto-text-indent="false"/>
      <style:text-properties fo:font-size="14pt" style:font-size-asian="14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шрифт_20_абзаца" style:display-name="Основной шрифт абзаца" style:family="text"/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language="ru" fo:country="RU" fo:font-weight="bold" style:font-size-asian="13pt" style:font-weight-asian="bold" style:font-name-complex="Cambria" style:font-family-complex="Cambria" style:font-family-generic-complex="roman" style:font-pitch-complex="variable" style:font-size-complex="13pt" style:language-complex="ar" style:country-complex="SA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50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ОТЗЫВ</dc:title>
    <dc:subject/>
    <meta:keyword/>
    <meta:initial-creator>USER</meta:initial-creator>
    <meta:creation-date>2025-06-09T17:23:00</meta:creation-date>
    <dc:date>2025-06-13T08:38:02.418146726</dc:date>
    <meta:print-date>2025-06-12T05:10:24.699954416</meta:print-date>
    <meta:editing-cycles>11</meta:editing-cycles>
    <meta:editing-duration>PT18H22M11S</meta:editing-duration>
    <meta:printed-by>PDF files</meta:printed-by>
    <meta:generator>LibreOffice/25.2.4.3$Linux_X86_64 LibreOffice_project/520$Build-3</meta:generator>
    <meta:document-statistic meta:table-count="0" meta:image-count="0" meta:object-count="0" meta:page-count="1" meta:paragraph-count="14" meta:word-count="272" meta:character-count="2527" meta:non-whitespace-character-count="2261"/>
  </office:meta>
</office:document-meta>
</file>